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200000136028B539D289D8211.png" manifest:media-type="image/png"/>
  <manifest:file-entry manifest:full-path="Pictures/10000201000003AA000001578035C9AB45F5974C.png" manifest:media-type="image/png"/>
  <manifest:file-entry manifest:full-path="Pictures/10000201000000F5000002234C57F5696111326C.png" manifest:media-type="image/png"/>
  <manifest:file-entry manifest:full-path="Pictures/1000020100000522000001E7F9304990AD36FC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e3" officeooo:paragraph-rsid="001da43d"/>
    </style:style>
    <style:style style:name="P2" style:family="paragraph" style:parent-style-name="Standard">
      <style:text-properties officeooo:rsid="001da43d" officeooo:paragraph-rsid="001da43d"/>
    </style:style>
    <style:style style:name="P3" style:family="paragraph" style:parent-style-name="Text_20_body">
      <style:paragraph-properties fo:text-align="center" style:justify-single-word="false"/>
      <style:text-properties officeooo:rsid="001bb481" officeooo:paragraph-rsid="001bb481"/>
    </style:style>
    <style:style style:name="P4" style:family="paragraph" style:parent-style-name="Text_20_body">
      <style:text-properties officeooo:rsid="001da43d" officeooo:paragraph-rsid="001da43d"/>
    </style:style>
    <style:style style:name="P5" style:family="paragraph" style:parent-style-name="Text_20_body">
      <style:text-properties officeooo:paragraph-rsid="001f8b34"/>
    </style:style>
    <style:style style:name="P6" style:family="paragraph" style:parent-style-name="Text_20_body">
      <style:text-properties officeooo:rsid="001f8b34" officeooo:paragraph-rsid="001f8b34"/>
    </style:style>
    <style:style style:name="P7" style:family="paragraph" style:parent-style-name="Text_20_body">
      <style:text-properties officeooo:rsid="001f9ca8" officeooo:paragraph-rsid="001f9ca8"/>
    </style:style>
    <style:style style:name="P8" style:family="paragraph" style:parent-style-name="Text_20_body">
      <style:text-properties officeooo:rsid="002133bc" officeooo:paragraph-rsid="002133bc"/>
    </style:style>
    <style:style style:name="P9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1da43d"/>
    </style:style>
    <style:style style:name="P11" style:family="paragraph" style:parent-style-name="Title">
      <style:text-properties officeooo:rsid="001bb481" officeooo:paragraph-rsid="001bb481"/>
    </style:style>
    <style:style style:name="P12" style:family="paragraph" style:parent-style-name="Heading_20_1">
      <style:text-properties officeooo:rsid="001da43d" officeooo:paragraph-rsid="001da43d"/>
    </style:style>
    <style:style style:name="P13" style:family="paragraph" style:parent-style-name="Heading_20_1">
      <style:text-properties officeooo:rsid="002458bb" officeooo:paragraph-rsid="002458bb"/>
    </style:style>
    <style:style style:name="P14" style:family="paragraph" style:parent-style-name="Heading_20_2">
      <style:text-properties officeooo:rsid="001da43d" officeooo:paragraph-rsid="001da43d"/>
    </style:style>
    <style:style style:name="P15" style:family="paragraph" style:parent-style-name="Heading_20_2">
      <style:text-properties officeooo:rsid="001f8b34" officeooo:paragraph-rsid="001f8b34"/>
    </style:style>
    <style:style style:name="P16" style:family="paragraph" style:parent-style-name="Heading_20_2">
      <style:text-properties officeooo:rsid="001f9ca8" officeooo:paragraph-rsid="001f9ca8"/>
    </style:style>
    <style:style style:name="P17" style:family="paragraph" style:parent-style-name="Heading_20_2">
      <style:text-properties officeooo:rsid="002133bc" officeooo:paragraph-rsid="002133bc"/>
    </style:style>
    <style:style style:name="P18" style:family="paragraph" style:parent-style-name="Standard" style:list-style-name="L2">
      <style:text-properties officeooo:rsid="001af4e3" officeooo:paragraph-rsid="001da43d"/>
    </style:style>
    <style:style style:name="P19" style:family="paragraph" style:parent-style-name="Standard" style:list-style-name="L4">
      <style:text-properties officeooo:paragraph-rsid="001f9ca8"/>
    </style:style>
    <style:style style:name="P20" style:family="paragraph" style:parent-style-name="Standard" style:list-style-name="L4">
      <style:text-properties officeooo:paragraph-rsid="002080aa"/>
    </style:style>
    <style:style style:name="P21" style:family="paragraph" style:parent-style-name="Standard" style:list-style-name="L4">
      <style:text-properties officeooo:rsid="001f9ca8" officeooo:paragraph-rsid="001f9ca8"/>
    </style:style>
    <style:style style:name="P22" style:family="paragraph" style:parent-style-name="Standard" style:list-style-name="L4">
      <style:text-properties officeooo:rsid="002080aa" officeooo:paragraph-rsid="002080aa"/>
    </style:style>
    <style:style style:name="P23" style:family="paragraph" style:parent-style-name="Standard">
      <style:text-properties fo:font-weight="normal" officeooo:rsid="002080aa" officeooo:paragraph-rsid="002080aa" style:font-weight-asian="normal" style:font-weight-complex="normal"/>
    </style:style>
    <style:style style:name="P24" style:family="paragraph" style:parent-style-name="Text_20_body" style:list-style-name="L3">
      <style:text-properties officeooo:rsid="001f8b34" officeooo:paragraph-rsid="001f8b34"/>
    </style:style>
    <style:style style:name="P25" style:family="paragraph" style:parent-style-name="Text_20_body" style:list-style-name="L3">
      <style:text-properties officeooo:paragraph-rsid="001f8b34"/>
    </style:style>
    <style:style style:name="P26" style:family="paragraph" style:parent-style-name="Text_20_body" style:list-style-name="L3">
      <style:text-properties officeooo:rsid="001da43d" officeooo:paragraph-rsid="001da43d"/>
    </style:style>
    <style:style style:name="P27" style:family="paragraph" style:parent-style-name="Text_20_body" style:list-style-name="L3">
      <style:text-properties officeooo:rsid="0016ef16" officeooo:paragraph-rsid="001f8b34"/>
    </style:style>
    <style:style style:name="P28" style:family="paragraph" style:parent-style-name="Text_20_body" style:list-style-name="L5">
      <style:text-properties officeooo:paragraph-rsid="002133bc"/>
    </style:style>
    <style:style style:name="P29" style:family="paragraph" style:parent-style-name="Text_20_body" style:list-style-name="L5">
      <style:text-properties officeooo:paragraph-rsid="002263d2"/>
    </style:style>
    <style:style style:name="P30" style:family="paragraph" style:parent-style-name="Text_20_body" style:list-style-name="L5">
      <style:text-properties officeooo:rsid="002263d2" officeooo:paragraph-rsid="002263d2"/>
    </style:style>
    <style:style style:name="P31" style:family="paragraph" style:parent-style-name="Text_20_body" style:list-style-name="L5">
      <style:text-properties fo:font-weight="normal" officeooo:rsid="002263d2" officeooo:paragraph-rsid="002263d2" style:font-weight-asian="normal" style:font-weight-complex="normal"/>
    </style:style>
    <style:style style:name="P32" style:family="paragraph" style:parent-style-name="Text_20_body">
      <style:text-properties officeooo:rsid="002458bb" officeooo:paragraph-rsid="002458bb"/>
    </style:style>
    <style:style style:name="P33" style:family="paragraph" style:parent-style-name="Text_20_body">
      <style:text-properties officeooo:paragraph-rsid="001f8b34"/>
    </style:style>
    <style:style style:name="P34" style:family="paragraph" style:parent-style-name="Text_20_body" style:list-style-name="L6">
      <style:text-properties officeooo:rsid="0024ccfe" officeooo:paragraph-rsid="0024ccfe"/>
    </style:style>
    <style:style style:name="P35" style:family="paragraph" style:parent-style-name="Text_20_body" style:list-style-name="L6">
      <style:text-properties officeooo:paragraph-rsid="0024ccfe"/>
    </style:style>
    <style:style style:name="P36" style:family="paragraph" style:parent-style-name="Text_20_body">
      <style:text-properties officeooo:rsid="00263a3f" officeooo:paragraph-rsid="00263a3f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3bc" style:font-weight-asian="normal" style:font-weight-complex="normal"/>
    </style:style>
    <style:style style:name="T3" style:family="text">
      <style:text-properties fo:font-weight="normal" officeooo:rsid="002080aa" style:font-weight-asian="normal" style:font-weight-complex="normal"/>
    </style:style>
    <style:style style:name="T4" style:family="text">
      <style:text-properties fo:font-weight="normal" officeooo:rsid="002263d2" style:font-weight-asian="normal" style:font-weight-complex="normal"/>
    </style:style>
    <style:style style:name="T5" style:family="text">
      <style:text-properties fo:font-weight="normal" officeooo:rsid="0024ccfe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80aa" style:font-weight-asian="bold" style:font-weight-complex="bold"/>
    </style:style>
    <style:style style:name="T8" style:family="text">
      <style:text-properties fo:font-weight="bold" officeooo:rsid="002133bc" style:font-weight-asian="bold" style:font-weight-complex="bold"/>
    </style:style>
    <style:style style:name="T9" style:family="text">
      <style:text-properties fo:font-weight="bold" officeooo:rsid="002263d2" style:font-weight-asian="bold" style:font-weight-complex="bold"/>
    </style:style>
    <style:style style:name="T10" style:family="text">
      <style:text-properties fo:font-weight="bold" officeooo:rsid="0024ccfe" style:font-weight-asian="bold" style:font-weight-complex="bold"/>
    </style:style>
    <style:style style:name="T11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2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3" style:family="text">
      <style:text-properties fo:font-variant="normal" fo:text-transform="none" fo:color="#4d575d" style:font-name="Gotham Rounded SSm A" fo:font-size="10.5pt" fo:letter-spacing="normal" fo:font-style="normal" fo:font-weight="normal" officeooo:rsid="001da43d"/>
    </style:style>
    <style:style style:name="T14" style:family="text">
      <style:text-properties officeooo:rsid="001da43d"/>
    </style:style>
    <style:style style:name="T15" style:family="text">
      <style:text-properties officeooo:rsid="001f8b34"/>
    </style:style>
    <style:style style:name="T16" style:family="text">
      <style:text-properties officeooo:rsid="001f9ca8"/>
    </style:style>
    <style:style style:name="T17" style:family="text">
      <style:text-properties officeooo:rsid="002133bc"/>
    </style:style>
    <style:style style:name="T18" style:family="text">
      <style:text-properties officeooo:rsid="002263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06098347840" text:id="ct93906098347840">
          <text:deletion>
            <office:change-info>
              <dc:creator>Unknown Author</dc:creator>
              <dc:date>2021-07-25T09:12:00</dc:date>
            </office:change-info>
            <text:p text:style-name="P5"><text:span text:style-name="T15">Get</text:span></text:p>
          </text:deletion>
        </text:changed-region>
        <text:changed-region xml:id="ct93906098349376" text:id="ct93906098349376">
          <text:insertion>
            <office:change-info>
              <dc:creator>Unknown Author</dc:creator>
              <dc:date>2021-07-25T09:12:00</dc:date>
            </office:change-info>
          </text:insertion>
        </text:changed-region>
        <text:changed-region xml:id="ct93906098352496" text:id="ct93906098352496">
          <text:insertion>
            <office:change-info>
              <dc:creator>Unknown Author</dc:creator>
              <dc:date>2021-07-25T09:10:47</dc:date>
            </office:change-info>
          </text:insertion>
        </text:changed-region>
        <text:changed-region xml:id="ct93906098354016" text:id="ct93906098354016">
          <text:insertion>
            <office:change-info>
              <dc:creator>Unknown Author</dc:creator>
              <dc:date>2021-07-25T09:11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-Safe</text:p>
      <text:p text:style-name="P3">Thomas King – DevOps Capstone Project</text:p>
      <text:h text:style-name="Heading_20_1" text:outline-level="1">DESCRIPTION</text:h>
      <text:p text:style-name="P9">Create a CI/CD Pipeline to convert the legacy development process to a DevOps process.</text:p>
      <text:h text:style-name="Heading_20_2" text:outline-level="2"><text:span text:style-name="Strong_20_Emphasis">Background of the problem statement:</text:span></text:h>
      <text:p text:style-name="P10"><text:span text:style-name="T12">A leading US healthcare compan</text:span><text:span text:style-name="T13">y, </text:span><text:span text:style-name="Strong_20_Emphasis"><text:span text:style-name="T11">Aetna</text:span></text:span><text:span text:style-name="T12">, with a large IT structure had a 12-week release cycle and their business was impacted due to the legacy process. To gain<text:line-break/>true business value through faster feature releases, better service quality, and cost optimization, they wanted to adopt agility in their build and release process.<text:line-break/>The objective is to implement iterative deployments, continuous innovation, and automated testing through the assistance of the strategy.</text:span></text:p>
      <text:h text:style-name="Heading_20_2" text:outline-level="2"><text:span text:style-name="Strong_20_Emphasis">Implementation requirements:</text:span></text:h>
      <text:list xml:id="list472554326" text:style-name="L1">
        <text:list-item>
          <text:p text:style-name="P37"><text:span text:style-name="T12">Install and configure the Jenkins architecture on </text:span><text:span text:style-name="T13">cloud</text:span><text:span text:style-name="T12"> instance</text:span></text:p>
        </text:list-item>
        <text:list-item>
          <text:p text:style-name="P38">Use the required plugins to run the build creation on a containerized platform</text:p>
        </text:list-item>
        <text:list-item>
          <text:p text:style-name="P38">Create and run the Docker image which will have the application artifacts</text:p>
        </text:list-item>
        <text:list-item>
          <text:p text:style-name="P38">Execute the automated tests on the created build</text:p>
        </text:list-item>
        <text:list-item>
          <text:p text:style-name="P38">Create your private repository and push the Docker image into the repository</text:p>
        </text:list-item>
        <text:list-item>
          <text:p text:style-name="P38">Expose the application on the respective ports so that the user can access the deployed application</text:p>
        </text:list-item>
        <text:list-item>
          <text:p text:style-name="P38">Remove container stack after completing the job</text:p>
        </text:list-item>
      </text:list>
      <text:h text:style-name="P12" text:outline-level="1">Installing Environments</text:h>
      <text:p text:style-name="P4">Our pipeline will use our company’s OpenStack private cloud. These two instances will host Jenkins and Docker. </text:p>
      <text:list xml:id="list3152250302" text:style-name="L2">
        <text:list-item>
          <text:p text:style-name="P18">Jenkins: 172.16.176.86 <text:span text:style-name="T14">(Ubuntu 20.02)</text:span></text:p>
        </text:list-item>
        <text:list-item>
          <text:p text:style-name="P18">Docker host : !!!!!!!!! <text:span text:style-name="T14">(Ubuntu 20.04)</text:span></text:p>
        </text:list-item>
      </text:list>
      <text:p text:style-name="P1"/>
      <text:p text:style-name="P2">This Github repository will host this document and all code related to this project:</text:p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2">This private AWS ECR Docker repository will host all related Docker images:</text:p>
      <text:p text:style-name="P2">!!!!!!!!!!!!!!</text:p>
      <text:p text:style-name="P2"/>
      <text:h text:style-name="P14" text:outline-level="2"><text:soft-page-break/>Installing Jenkins</text:h>
      <text:list xml:id="list2597302586" text:style-name="L3">
        <text:list-item>
          <text:p text:style-name="P26">On the Jenkins host, update the apt database and then install Java JRE.<text:line-break/>sudo apt update<text:line-break/>sudo apt install default-jre</text:p>
        </text:list-item>
        <text:list-item>
          <text:p text:style-name="P26">Once installed, check ‘java -version’ to validate the installation.<text:line-break/>!!!!!!</text:p>
        </text:list-item>
        <text:list-item>
          <text:p text:style-name="P25"><text:change text:change-id="ct93906098347840"/><text:change-start text:change-id="ct93906098349376"/><text:span text:style-name="T15">Add</text:span><text:change-end text:change-id="ct93906098349376"/><text:span text:style-name="T15"> the Jenkins repository key.</text:span><text:change-start text:change-id="ct93906098352496"/><text:span text:style-name="T15"><text:line-break/>wget -q -O - https://pkg.jenkins.io/debian-stable/jenkins.io.key | sudo apt-key add -</text:span><text:change-end text:change-id="ct93906098352496"/><text:change-start text:change-id="ct93906098354016"/></text:p>
        </text:list-item>
        <text:list-item>
          <text:p text:style-name="P24"><text:change-end text:change-id="ct93906098354016"/>Add the Jenkins repository to the apt sources, update the apt database, and install Jenkins.<text:line-break/>sudo sh -c 'echo deb http://pkg.jenkins.io/debian-stable binary/ &gt; /etc/apt/sources.list.d/jenkins.list'<text:line-break/>apt update<text:line-break/>apt install jenkins</text:p>
        </text:list-item>
        <text:list-item>
          <text:p text:style-name="P24">Open the URL to the Jenkins port, default 8080. <text:line-break/><draw:frame draw:style-name="fr4" draw:name="Image2" text:anchor-type="as-char" svg:width="6.6752in" svg:height="2.4736in" draw:z-index="0"><draw:image xlink:href="Pictures/1000020100000522000001E7F9304990AD36FC59.png" xlink:type="simple" xlink:show="embed" xlink:actuate="onLoad" loext:mime-type="image/png"/></draw:frame></text:p>
        </text:list-item>
        <text:list-item>
          <text:p text:style-name="P27">Follow the directions on the initial startup screen and grab the temporary admin password. Paste the password into the field provided and click OK.</text:p>
        </text:list-item>
        <text:list-item>
          <text:p text:style-name="P27">On the Customize Jenkins page, click on Install suggested plugins. </text:p>
        </text:list-item>
        <text:list-item>
          <text:p text:style-name="P27">Once Jenkins has installed the suggested plugins, create the first admin user account and click Save and Continue.</text:p>
        </text:list-item>
        <text:list-item>
          <text:p text:style-name="P27">Confirm the Jenkins URL and click Save and Finish, then click Start using Jenkins. </text:p>
        </text:list-item>
      </text:list>
      <text:p text:style-name="P6">We will configure Jenkins for the pipeline later.</text:p>
      <text:h text:style-name="P15" text:outline-level="2">Install Docker</text:h>
      <text:p text:style-name="P5">!!!!!!!!!!!</text:p>
      <text:h text:style-name="P16" text:outline-level="2"><text:soft-page-break/>Create Github Private Token</text:h>
      <text:p text:style-name="P7">Recently, Github started urging users to generate and use a private token in the git client. </text:p>
      <text:list xml:id="list3848485557" text:style-name="L4">
        <text:list-item>
          <text:p text:style-name="P19"><text:span text:style-name="T16">Sign into github.com. Select the user drop down in the top-right corner and select Settings. <text:line-break/></text:span><draw:frame draw:style-name="fr3" draw:name="Image1" text:anchor-type="as-char" svg:width="2.552in" svg:height="5.698in" draw:z-index="1"><draw:image xlink:href="Pictures/10000201000000F5000002234C57F5696111326C.png" xlink:type="simple" xlink:show="embed" xlink:actuate="onLoad" loext:mime-type="image/png"/></draw:frame><text:line-break/></text:p>
        </text:list-item>
        <text:list-item>
          <text:p text:style-name="P21">Navigate to Developer Settings &gt; Personal access tokens.<text:line-break/><draw:frame draw:style-name="fr2" draw:name="Image3" text:anchor-type="char" svg:x="0.5311in" svg:y="0.2925in" svg:width="6.6752in" svg:height="1.9555in" draw:z-index="2"><draw:image xlink:href="Pictures/100002010000042200000136028B539D289D8211.png" xlink:type="simple" xlink:show="embed" xlink:actuate="onLoad" loext:mime-type="image/png"/></draw:frame></text:p>
        </text:list-item>
      </text:list>
      <text:p text:style-name="Standard"/>
      <text:list xml:id="list173428909676009" text:continue-numbering="true" text:style-name="L4">
        <text:list-item>
          <text:p text:style-name="P22"><text:soft-page-break/>Add a meaningful name for the token and enable the ‘repo’ scope. Click on Generate token. </text:p>
        </text:list-item>
        <text:list-item>
          <text:p text:style-name="P20"><text:span text:style-name="T7">Be sure to capture this token!</text:span><text:span text:style-name="T3"> It will be used when adding the git remote URL </text:span><text:span text:style-name="T2">in the next section</text:span><text:span text:style-name="T3">. </text:span></text:p>
        </text:list-item>
      </text:list>
      <text:p text:style-name="P23"/>
      <text:h text:style-name="P17" text:outline-level="2">Initialize Git in Working Directory</text:h>
      <text:p text:style-name="P8">On our machine, we have created ~/Documents/Capstone for this project. We will add our project document and code to this directory, and push all files to the github repository at <text:a xlink:type="simple" xlink:href="https://github.com/kingttx/capstone" text:style-name="Internet_20_link" text:visited-style-name="Visited_20_Internet_20_Link">https://github.com/kingttx/capstone</text:a>. </text:p>
      <text:list xml:id="list1633770076" text:style-name="L5">
        <text:list-item>
          <text:p text:style-name="P28"><text:span text:style-name="T17">Initialize git in the project directory. <text:line-break/></text:span><text:span text:style-name="T8">git init</text:span><text:span text:style-name="T17"><text:line-break/>Initialized empty Git repository in /home/tomking/Documents/Capstone/.git/</text:span></text:p>
        </text:list-item>
        <text:list-item>
          <text:p text:style-name="P29"><text:span text:style-name="T17">Add the Github repository as the git remote. We will add the username and token in the URL for the purposes of this project, but </text:span><text:span text:style-name="T18">use your company’s security guidelines in normal use. <text:line-break/></text:span><text:span text:style-name="T9">git remote add capstone </text:span><text:a xlink:type="simple" xlink:href="https://kingttx/" text:style-name="Internet_20_link" text:visited-style-name="Visited_20_Internet_20_Link"><text:span text:style-name="T9">https://kingttx</text:span></text:a><text:span text:style-name="T9">:&lt;TOKEN&gt;@github.com/kingttx/capstone.git</text:span></text:p>
        </text:list-item>
        <text:list-item>
          <text:p text:style-name="P31">Along with this document, we created several files including our golang source files.<text:line-break/>main.go<text:line-break/>main_test.go<text:line-break/>Jenkinsfile<text:line-break/>Dockerfile<text:line-break/>makefile</text:p>
        </text:list-item>
        <text:list-item>
          <text:p text:style-name="P29"><text:span text:style-name="T4">Add these files to git and create the initial commit. <text:line-break/></text:span><text:span text:style-name="T9">git add .</text:span><text:span text:style-name="T4"><text:line-break/></text:span><text:span text:style-name="T9">git commit -m "Initial capstone project commit"</text:span><text:span text:style-name="T4"><text:line-break/>[master (root-commit) 9307c70] Initial capstone project commit<text:line-break/></text:span> 4 files changed, 46 insertions(+)<text:line-break/> create mode 100644 Dockerfile<text:line-break/> create mode 100644 Jenkinsfile<text:line-break/> create mode 100644 main.go<text:line-break/><text:span text:style-name="T4"> create mode 100644 main_test.go...</text:span></text:p>
        </text:list-item>
        <text:list-item>
          <text:p text:style-name="P29"><text:span text:style-name="T4">Now push these files to our Github repository. <text:line-break/></text:span><text:span text:style-name="T9">git push -u capstone master</text:span><text:span text:style-name="T4"><text:line-break/>Enumerating objects: 5, done.<text:line-break/></text:span>Counting objects: 100% (5/5), done.<text:line-break/>Delta compression using up to 8 threads<text:line-break/>Compressing objects: 100% (4/4), done.<text:line-break/>Writing objects: 100% (5/5), 653 bytes | 653.00 KiB/s, done.<text:line-break/>Total 5 (delta 0), reused 0 (delta 0)<text:line-break/>To <text:a xlink:type="simple" xlink:href="https://github.com/kingttx/capstone.git" text:style-name="Internet_20_link" text:visited-style-name="Visited_20_Internet_20_Link">https://github.com/kingttx/capstone.git</text:a><text:line-break/> * [new branch] <text:s text:c="5"/>master -&gt; master<text:line-break/><text:span text:style-name="T4">Branch 'master' set up to track remote branch 'master' from 'capstone'.</text:span></text:p>
        </text:list-item>
        <text:list-item>
          <text:p text:style-name="P30"><text:soft-page-break/><text:span text:style-name="T1">Open the repository in a browser window and view the file list. This screen shows the files after several commits. </text:span><text:span text:style-name="T1"><draw:frame draw:style-name="fr1" draw:name="Image4" text:anchor-type="as-char" svg:y="-2.8339in" svg:width="6.6752in" svg:height="2.4402in" draw:z-index="3"><draw:image xlink:href="Pictures/10000201000003AA000001578035C9AB45F5974C.png" xlink:type="simple" xlink:show="embed" xlink:actuate="onLoad" loext:mime-type="image/png"/></draw:frame></text:span></text:p>
        </text:list-item>
      </text:list>
      <text:h text:style-name="P13" text:outline-level="1">Local Testing</text:h>
      <text:p text:style-name="P32">Before we proceed with creating our first Docker image, we should ensure the application runs. </text:p>
      <text:p text:style-name="P32">In our project, we are using a simple golang web service that will run on port 8080 and return ‘Hello, &lt;name&gt;!’ when running ‘curl http://&lt;IP&gt;:8080/&lt;name&gt;’ against it. </text:p>
      <text:list xml:id="list678868627" text:style-name="L6">
        <text:list-item>
          <text:p text:style-name="P34">Install golang on our dev machine: <text:line-break/><text:span text:style-name="T6">sudo apt install golang</text:span></text:p>
        </text:list-item>
        <text:list-item>
          <text:p text:style-name="P34"><text:span text:style-name="T1">In our project directory, run our application. <text:line-break/></text:span><text:span text:style-name="T6">go run main.go</text:span></text:p>
        </text:list-item>
        <text:list-item>
          <text:p text:style-name="P35"><text:span text:style-name="T5">In another console for the dev machine, curl against the localhost with your name and observe the result. <text:line-break/></text:span><text:span text:style-name="T10">curl http://localhost:8080/Tom<text:line-break/></text:span><text:span text:style-name="T5">Hello, Tom!</text:span></text:p>
        </text:list-item>
        <text:list-item>
          <text:p text:style-name="P34"><text:span text:style-name="T1">Back in the original console, CTRL-C to stop the application and run the main_test.go unit test.<text:line-break/></text:span><text:span text:style-name="T6">go test -v -timeout 60s<text:line-break/></text:span><text:span text:style-name="T1">=== RUN <text:s text:c="2"/>TestHelloServerLogic<text:line-break/>--- PASS: TestHelloServerLogic (0.00s)<text:line-break/>PASS<text:line-break/>ok <text:s/><text:tab/>_/home/tomking/Documents/Capstone<text:tab/>0.003s</text:span></text:p>
        </text:list-item>
      </text:list>
      <text:p text:style-name="P36"><text:span text:style-name="T1">This shows our application and our unit test are working as expected and we can safely build our first container im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7-26T17:33:50.751387475</dc:date>
    <meta:editing-duration>PT34M37S</meta:editing-duration>
    <meta:editing-cycles>7</meta:editing-cycles>
    <meta:document-statistic meta:table-count="0" meta:image-count="4" meta:object-count="0" meta:page-count="5" meta:paragraph-count="57" meta:word-count="889" meta:character-count="5786" meta:non-whitespace-character-count="4947"/>
  </office:meta>
</office:document-meta>
</file>